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00a933" draw:textarea-horizontal-align="justify" draw:textarea-vertical-align="middle" draw:auto-grow-height="false" fo:min-height="1.169cm" fo:min-width="0.79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7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9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7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496cm" fo:min-width="2.662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49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98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5983b0" draw:textarea-horizontal-align="justify" draw:textarea-vertical-align="middle" draw:auto-grow-height="false" fo:min-height="0.25cm" fo:min-width="1.41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946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5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458cm" fo:min-width="0.81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860d" draw:textarea-horizontal-align="justify" draw:textarea-vertical-align="middle" draw:auto-grow-height="false" fo:min-height="0.618cm" fo:min-width="1.04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b2b2b2" draw:textarea-horizontal-align="justify" draw:textarea-vertical-align="middle" draw:auto-grow-height="false" fo:min-height="0.45cm" fo:min-width="0.663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425cm" fo:min-width="2.15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367cm" fo:min-width="2.15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1.166cm" fo:min-width="2.168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e16173" draw:textarea-horizontal-align="justify" draw:textarea-vertical-align="middle" draw:auto-grow-height="false" fo:min-height="0.772cm" fo:min-width="1.624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Štýl_20_šípky_20_2" draw:marker-start-width="0.3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5983b0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b2b2b2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ff860d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e16173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Mang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7pt" fo:language="en" fo:country="GB" fo:font-style="normal" fo:text-shadow="none" style:text-underline-style="none" fo:font-weight="normal" style:letter-kerning="true" style:font-name-asian="Microsoft YaHei" style:font-size-asian="7pt" style:font-style-asian="normal" style:font-weight-asian="normal" style:font-name-complex="Mangal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volené">
        <draw:g draw:style-name="gr1">
          <draw:custom-shape draw:name="Start-End" draw:style-name="gr2" draw:text-style-name="P2" xml:id="id1" draw:id="id1" draw:layer="layout" svg:width="2.124cm" svg:height="0.708cm" svg:x="1.596cm" svg:y="1.061cm">
            <text:p text:style-name="P1"><text:span text:style-name="T1">Star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ata" draw:style-name="gr3" draw:text-style-name="P3" xml:id="id2" draw:id="id2" draw:layer="layout" svg:width="2.124cm" svg:height="1.418cm" svg:x="1.596cm" svg:y="3.073cm">
            <text:p text:style-name="P1"><text:span text:style-name="T1">Read </text:span></text:p>
            <text:p text:style-name="P1"><text:span text:style-name="T1">text,offset</text:span><text:span text:style-name="T1"><text:line-break/></text:span><text:span text:style-name="T1">and mode</text:span></text:p>
  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  </draw:custom-shape>
          <draw:custom-shape draw:name="Transfer 1" draw:style-name="gr4" draw:text-style-name="P5" draw:layer="layout" svg:width="1.398cm" svg:height="1.404cm" draw:transform="rotate (-1.5707963267949) translate (3.447cm 6.925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5" draw:style-name="gr5" draw:text-style-name="P5" draw:layer="layout" svg:width="1.397cm" svg:height="1.404cm" draw:transform="rotate (-3.14159265358979) translate (5.373cm 6.87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4" draw:style-name="gr6" draw:text-style-name="P7" xml:id="id4" draw:id="id4" draw:layer="layout" svg:width="2.124cm" svg:height="1.416cm" svg:x="1.688cm" svg:y="11.181cm">
            <text:p text:style-name="P6"><text:span text:style-name="T1">Set output </text:span></text:p>
            <text:p text:style-name="P6"><text:span text:style-name="T1">to empty stri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4" draw:style-name="gr7" draw:text-style-name="P9" xml:id="id3" draw:id="id3" draw:layer="layout" svg:width="2.479cm" svg:height="1.416cm" svg:x="1.481cm" svg:y="5.47cm">
            <text:p text:style-name="P8"><text:span text:style-name="T3">Is</text:span></text:p>
            <text:p text:style-name="P8"><text:span text:style-name="T3">text not</text:span><text:span text:style-name="T3"><text:line-break/></text:span><text:span text:style-name="T3"> string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" draw:style-name="gr8" draw:text-style-name="P10" draw:layer="layout" svg:x1="2.658cm" svg:y1="1.769cm" svg:x2="2.658cm" svg:y2="3.073cm" draw:start-shape="id1" draw:start-glue-point="6" draw:end-shape="id2" draw:end-glue-point="5" svg:d="M2658 1769v1304" svg:viewBox="0 0 1 1305">
            <text:p/>
          </draw:connector>
          <draw:connector draw:name="Connector 1" draw:style-name="gr9" draw:text-style-name="P10" draw:layer="layout" draw:line-skew="-0.49cm" svg:x1="2.658cm" svg:y1="4.491cm" svg:x2="2.721cm" svg:y2="5.47cm" draw:start-shape="id2" draw:start-glue-point="8" draw:end-shape="id3" draw:end-glue-point="4" svg:d="M2658 4491h63v979" svg:viewBox="0 0 64 980">
            <text:p/>
          </draw:connector>
          <draw:custom-shape draw:name="Decision 1" draw:style-name="gr10" draw:text-style-name="P9" draw:layer="layout" svg:width="2.635cm" svg:height="1.417cm" svg:x="1.43cm" svg:y="8.35cm">
            <text:p text:style-name="P8"><text:span text:style-name="T3">Is </text:span><text:span text:style-name="T3"><text:line-break/></text:span><text:span text:style-name="T3">offset not</text:span><text:span text:style-name="T3"><text:line-break/></text:span><text:span text:style-name="T3"> integ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Start-End 1" draw:style-name="gr11" draw:text-style-name="P2" draw:layer="layout" svg:width="2.124cm" svg:height="0.708cm" svg:x="5.374cm" svg:y="5.83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2" draw:style-name="gr12" draw:text-style-name="P5" draw:layer="layout" svg:width="1.397cm" svg:height="1.404cm" draw:transform="rotate (-3.14159265358979) translate (5.461cm 9.754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Start-End 2" draw:style-name="gr13" draw:text-style-name="P2" draw:layer="layout" svg:width="2.125cm" svg:height="0.708cm" svg:x="5.462cm" svg:y="8.715cm">
            <text:p text:style-name="P1"><text:span text:style-name="T1">Return “error”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Transfer 3" draw:style-name="gr14" draw:text-style-name="P5" draw:layer="layout" svg:width="1.398cm" svg:height="1.404cm" draw:transform="rotate (-1.5707963267949) translate (3.446cm 9.767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onnector draw:name="Connector 3" draw:style-name="gr15" draw:text-style-name="P10" draw:layer="layout" svg:x1="2.75cm" svg:y1="12.597cm" svg:x2="2.751cm" svg:y2="13.259cm" draw:start-shape="id4" draw:start-glue-point="6" draw:end-shape="id5" draw:end-glue-point="4" svg:d="M2750 12597v331h1v331" svg:viewBox="0 0 2 663">
            <text:p/>
          </draw:connector>
          <draw:custom-shape draw:name="Process 1" draw:style-name="gr16" draw:text-style-name="P7" xml:id="id5" draw:id="id5" draw:layer="layout" svg:width="2.124cm" svg:height="1.417cm" svg:x="1.689cm" svg:y="13.259cm">
            <text:p text:style-name="P6"><text:span text:style-name="T1">Set </text:span><text:span text:style-name="T1">alp</text:span><text:span text:style-name="T1">ha</text:span><text:span text:style-name="T1">bet</text:span></text:p>
            <text:p text:style-name="P6"><text:span text:style-name="T1">as </text:span><text:span text:style-name="T1">lett</text:span><text:span text:style-name="T1">ers </text:span><text:span text:style-name="T1">of</text:span><text:span text:style-name="T1"><text:line-break/></text:span><text:span text:style-name="T1">en</text:span><text:span text:style-name="T1">glis</text:span><text:span text:style-name="T1">h </text:span><text:span text:style-name="T1"><text:line-break/></text:span><text:span text:style-name="T1">alp</text:span><text:span text:style-name="T1">ha</text:span><text:span text:style-name="T1">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2" draw:style-name="gr17" draw:text-style-name="P7" xml:id="id6" draw:id="id6" draw:layer="layout" svg:width="3.162cm" svg:height="1.746cm" svg:x="1.168cm" svg:y="15.324cm">
            <text:p text:style-name="P6"><text:span text:style-name="T1">Set alphabet_upper</text:span></text:p>
            <text:p text:style-name="P6"><text:span text:style-name="T1">as uppercase</text:span><text:span text:style-name="T1"><text:line-break/></text:span><text:span text:style-name="T1">letters of english </text:span><text:span text:style-name="T1"><text:line-break/></text:span><text:span text:style-name="T1">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2" draw:style-name="gr18" draw:text-style-name="P10" draw:layer="layout" draw:line-skew="-0.324cm" svg:x1="2.751cm" svg:y1="14.676cm" svg:x2="2.749cm" svg:y2="15.324cm" draw:start-shape="id5" draw:start-glue-point="6" draw:end-shape="id6" draw:end-glue-point="4" svg:d="M2751 14676h-2v648" svg:viewBox="0 0 3 649">
            <text:p/>
          </draw:connector>
          <draw:custom-shape draw:name="Decision 2" draw:style-name="gr19" draw:text-style-name="P9" xml:id="id7" draw:id="id7" draw:layer="layout" svg:width="2.635cm" svg:height="1.416cm" svg:x="1.434cm" svg:y="17.577cm">
            <text:p text:style-name="P8"><text:span text:style-name="T1">Is </text:span><text:span text:style-name="T1"><text:line-break/></text:span><text:span text:style-name="T1">mode </text:span><text:span text:style-name="T1">set to</text:span><text:span text:style-name="T1"><text:line-break/></text:span><text:span text:style-name="T1">1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4" draw:style-name="gr20" draw:text-style-name="P10" draw:layer="layout" svg:x1="2.749cm" svg:y1="17.07cm" svg:x2="2.752cm" svg:y2="17.577cm" draw:start-shape="id6" draw:start-glue-point="6" draw:end-shape="id7" draw:end-glue-point="4" svg:d="M2749 17070v254h3v253" svg:viewBox="0 0 4 508">
            <text:p/>
          </draw:connector>
          <draw:custom-shape draw:name="Transfer 4" draw:style-name="gr21" draw:text-style-name="P5" draw:layer="layout" svg:width="1.398cm" svg:height="1.404cm" draw:transform="rotate (-1.5707963267949) translate (3.457cm 19.014cm)">
            <text:p text:style-name="P4"><text:span text:style-name="T2">N</text:span><text:span text:style-name="T2">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6" draw:style-name="gr22" draw:text-style-name="P5" draw:layer="layout" svg:width="1.397cm" svg:height="1.403cm" draw:transform="rotate (-3.14159265358979) translate (5.482cm 18.989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3" draw:style-name="gr23" draw:text-style-name="P7" xml:id="id8" draw:id="id8" draw:layer="layout" svg:width="2.125cm" svg:height="1.416cm" svg:x="5.483cm" svg:y="17.574cm">
            <text:p text:style-name="P6"><text:span text:style-name="T1">Set offset </text:span></text:p>
            <text:p text:style-name="P6"><text:span text:style-name="T1">to -offs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Decision 3" draw:style-name="gr24" draw:text-style-name="P9" xml:id="id9" draw:id="id9" draw:layer="layout" svg:width="2.635cm" svg:height="1.416cm" svg:x="1.435cm" svg:y="20.431cm">
            <text:p text:style-name="P8"><text:span text:style-name="T1">Is </text:span><text:span text:style-name="T1">ch</text:span><text:span text:style-name="T1">ar </text:span><text:span text:style-name="T1">in</text:span><text:span text:style-name="T1"><text:line-break/></text:span><text:span text:style-name="T1"> </text:span><text:span text:style-name="T1">tex</text:span><text:span text:style-name="T1">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5" draw:style-name="gr25" draw:text-style-name="P10" draw:layer="layout" draw:line-skew="0.72cm" svg:x1="6.546cm" svg:y1="18.99cm" svg:x2="2.753cm" svg:y2="20.431cm" draw:start-shape="id8" draw:start-glue-point="6" draw:end-shape="id9" draw:end-glue-point="4" svg:d="M6546 18990v1441h-3793" svg:viewBox="0 0 3794 1442">
            <text:p/>
          </draw:connector>
          <draw:custom-shape draw:name="Transfer 7" draw:style-name="gr26" draw:text-style-name="P5" draw:layer="layout" svg:width="1.397cm" svg:height="1.403cm" draw:transform="rotate (-3.14159265358979) translate (5.466cm 21.833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8" draw:style-name="gr27" draw:text-style-name="P5" draw:layer="layout" svg:width="1.398cm" svg:height="1.404cm" draw:transform="rotate (-1.5707963267949) translate (3.449cm 21.847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5" draw:style-name="gr28" draw:text-style-name="P7" xml:id="id10" draw:id="id10" draw:layer="layout" svg:width="2.124cm" svg:height="1.232cm" svg:x="5.467cm" svg:y="20.513cm">
            <text:p text:style-name="P6"><text:span text:style-name="T1">Se</text:span><text:span text:style-name="T1">t </text:span><text:span text:style-name="T1">ch</text:span><text:span text:style-name="T1">ar </text:span><text:span text:style-name="T1"><text:line-break/></text:span><text:span text:style-name="T1">to </text:span><text:span text:style-name="T1">ne</text:span><text:span text:style-name="T1">xt </text:span><text:span text:style-name="T1">ch</text:span><text:span text:style-name="T1">ar </text:span><text:span text:style-name="T1"><text:line-break/></text:span><text:span text:style-name="T1">in </text:span><text:span text:style-name="T1">tex</text:span><text:span text:style-name="T1">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Start-End 3" draw:style-name="gr29" draw:text-style-name="P2" draw:layer="layout" svg:width="2.124cm" svg:height="0.708cm" svg:x="1.691cm" svg:y="23.245cm">
            <text:p text:style-name="P1"><text:span text:style-name="T1">Return output</text:span></text:p>
  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  </draw:custom-shape>
          <draw:custom-shape draw:name="Decision 5" draw:style-name="gr30" draw:text-style-name="P9" xml:id="id11" draw:id="id11" draw:layer="layout" svg:width="2.89cm" svg:height="1.416cm" svg:x="8.42cm" svg:y="20.43cm">
            <text:p text:style-name="P8"><text:span text:style-name="T3">Is </text:span><text:span text:style-name="T3">char </text:span><text:span text:style-name="T3"><text:line-break/></text:span><text:span text:style-name="T3">alpha</text:span><text:span text:style-name="T3">betical</text:span><text:span text:style-name="T3">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onnector draw:name="Connector 6" draw:style-name="gr31" draw:text-style-name="P10" draw:layer="layout" svg:x1="7.591cm" svg:y1="21.129cm" svg:x2="8.42cm" svg:y2="21.138cm" draw:start-shape="id10" draw:start-glue-point="7" draw:end-shape="id11" draw:end-glue-point="5" svg:d="M7591 21129h415v9h414" svg:viewBox="0 0 830 10">
            <text:p/>
          </draw:connector>
          <draw:custom-shape draw:name="Transfer 9" draw:style-name="gr32" draw:text-style-name="P5" draw:layer="layout" svg:width="1.398cm" svg:height="1.404cm" draw:transform="rotate (-1.5707963267949) translate (10.591cm 21.846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6" draw:style-name="gr33" draw:text-style-name="P7" xml:id="id19" draw:id="id19" draw:layer="layout" svg:width="2.125cm" svg:height="1.416cm" svg:x="8.828cm" svg:y="23.252cm">
            <text:p text:style-name="P6"><text:span text:style-name="T1">Add char to </text:span><text:span text:style-name="T1"><text:line-break/></text:span><text:span text:style-name="T1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Transfer 10" draw:style-name="gr34" draw:text-style-name="P5" draw:layer="layout" svg:width="1.397cm" svg:height="1.404cm" draw:transform="rotate (-3.14159265358979) translate (12.706cm 21.846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6" draw:style-name="gr35" draw:text-style-name="P9" draw:layer="layout" svg:width="2.635cm" svg:height="1.416cm" svg:x="12.697cm" svg:y="20.455cm">
            <text:p text:style-name="P8"><text:span text:style-name="T1">Is char in</text:span><text:span text:style-name="T1"><text:line-break/></text:span><text:span text:style-name="T1"> alphabet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1" draw:style-name="gr36" draw:text-style-name="P5" draw:layer="layout" svg:width="1.397cm" svg:height="1.404cm" draw:transform="rotate (1.5707963267949) translate (13.317cm 23.267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2" draw:style-name="gr37" draw:text-style-name="P5" draw:layer="layout" svg:width="1.398cm" svg:height="1.404cm" svg:x="15.332cm" svg:y="20.467cm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Decision 7" draw:style-name="gr38" draw:text-style-name="P9" draw:layer="layout" svg:width="3.091cm" svg:height="1.735cm" svg:x="16.741cm" svg:y="20.304cm">
            <text:p text:style-name="P8"><text:span text:style-name="T3">Is char in</text:span><text:span text:style-name="T3"><text:line-break/></text:span><text:span text:style-name="T3"> alphabet_upper?</text:span></text:p>
  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  </draw:custom-shape>
          <draw:custom-shape draw:name="Transfer 13" draw:style-name="gr39" draw:text-style-name="P5" draw:layer="layout" svg:width="1.398cm" svg:height="1.404cm" draw:transform="rotate (1.5707963267949) translate (17.585cm 20.304cm)">
            <text:p text:style-name="P4"><text:span text:style-name="T2">NO</text:span></text:p>
            <draw:enhanced-geometry svg:viewBox="0 0 21600 21600" draw:mirror-horizontal="false" draw:mirror-vertical="fals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ransfer 14" draw:style-name="gr40" draw:text-style-name="P5" draw:layer="layout" svg:width="1.397cm" svg:height="1.404cm" draw:transform="rotate (1.5707963267949) translate (17.572cm 23.435cm)">
            <text:p text:style-name="P4"><text:span text:style-name="T2">YES</text:span></text:p>
            <draw:enhanced-geometry svg:viewBox="0 0 21600 21600" draw:mirror-horizontal="true" draw:mirror-vertical="true" draw:text-areas="0 ?f0 ?f5 ?f2" draw:type="right-arrow" draw:modifiers="14329.7915265636 5424.50832072617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Process 7" draw:style-name="gr41" draw:text-style-name="P7" xml:id="id12" draw:id="id12" draw:layer="layout" svg:width="2.124cm" svg:height="1.416cm" svg:x="17.235cm" svg:y="17.485cm">
            <text:p text:style-name="P6"><text:span text:style-name="T1">Add “?” to </text:span><text:span text:style-name="T1"><text:line-break/></text:span><text:span text:style-name="T1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8" draw:style-name="gr42" draw:text-style-name="P10" draw:layer="layout" svg:x1="17.235cm" svg:y1="18.193cm" svg:x2="6.186cm" svg:y2="20.432cm" draw:start-shape="id12" draw:start-glue-point="5" svg:d="M17235 18193h-5657v2239h-5392" svg:viewBox="0 0 11050 2240">
            <text:p/>
          </draw:connector>
          <draw:custom-shape draw:name="Process 8" draw:style-name="gr43" draw:text-style-name="P7" xml:id="id13" draw:id="id13" draw:layer="layout" svg:width="2.657cm" svg:height="1.675cm" svg:x="12.702cm" svg:y="23.288cm">
            <text:p text:style-name="P6"><text:span text:style-name="T4">Set new_number </text:span><text:span text:style-name="T4"><text:line-break/></text:span><text:span text:style-name="T4">to number of char</text:span><text:span text:style-name="T4"><text:line-break/></text:span><text:span text:style-name="T4"> in alphabet, add </text:span><text:span text:style-name="T4"><text:line-break/></text:span><text:span text:style-name="T4">offset and divide</text:span><text:span text:style-name="T4"><text:line-break/></text:span><text:span text:style-name="T4">by 26 without </text:span><text:span text:style-name="T4"><text:line-break/></text:span><text:span text:style-name="T4">remain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9" draw:style-name="gr44" draw:text-style-name="P7" xml:id="id16" draw:id="id16" draw:layer="layout" svg:width="2.657cm" svg:height="1.617cm" svg:x="16.935cm" svg:y="23.417cm">
            <text:p text:style-name="P6"><text:span text:style-name="T4">Set new_number </text:span><text:span text:style-name="T4"><text:line-break/></text:span><text:span text:style-name="T4">to number of char</text:span><text:span text:style-name="T4"><text:line-break/></text:span><text:span text:style-name="T4"> in alphabet_upper, add </text:span><text:span text:style-name="T4"><text:line-break/></text:span><text:span text:style-name="T4">offset and divide</text:span><text:span text:style-name="T4"><text:line-break/></text:span><text:span text:style-name="T4">by 26 without </text:span><text:span text:style-name="T4"><text:line-break/></text:span><text:span text:style-name="T4">remaind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0" draw:style-name="gr45" draw:text-style-name="P12" xml:id="id14" draw:id="id14" draw:layer="layout" svg:width="2.124cm" svg:height="1.416cm" svg:x="12.969cm" svg:y="25.421cm">
            <text:p text:style-name="P11"><text:span text:style-name="T3">Change </text:span><text:span text:style-name="T3"><text:line-break/></text:span><text:span text:style-name="T3">new_number</text:span></text:p>
            <text:p text:style-name="P11"><text:span text:style-name="T3">to new_char </text:span><text:span text:style-name="T3"><text:line-break/></text:span><text:span text:style-name="T3">in alphabe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1" draw:style-name="gr46" draw:text-style-name="P7" xml:id="id15" draw:id="id15" draw:layer="layout" svg:width="2.124cm" svg:height="1.022cm" svg:x="12.967cm" svg:y="27.307cm">
            <text:p text:style-name="P6"><text:span text:style-name="T3">Add new_char</text:span><text:span text:style-name="T3"><text:line-break/></text:span><text:span text:style-name="T3"> to </text:span><text:span text:style-name="T3"><text:line-break/></text:span><text:span text:style-name="T3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9" draw:style-name="gr47" draw:text-style-name="P10" draw:layer="layout" svg:x1="14.031cm" svg:y1="24.963cm" svg:x2="14.031cm" svg:y2="25.421cm" draw:start-shape="id13" draw:start-glue-point="6" draw:end-shape="id14" draw:end-glue-point="4" svg:d="M14031 24963v458" svg:viewBox="0 0 1 459">
            <text:p/>
          </draw:connector>
          <draw:connector draw:name="Connector 10" draw:style-name="gr48" draw:text-style-name="P10" draw:layer="layout" svg:x1="14.031cm" svg:y1="26.837cm" svg:x2="14.029cm" svg:y2="27.307cm" draw:start-shape="id14" draw:start-glue-point="6" draw:end-shape="id15" draw:end-glue-point="4" svg:d="M14031 26837v236h-2v234" svg:viewBox="0 0 3 471">
            <text:p/>
          </draw:connector>
          <draw:custom-shape draw:name="Process 12" draw:style-name="gr49" draw:text-style-name="P12" xml:id="id17" draw:id="id17" draw:layer="layout" svg:width="2.668cm" svg:height="1.416cm" svg:x="16.927cm" svg:y="25.453cm">
            <text:p text:style-name="P11"><text:span text:style-name="T3">Change </text:span><text:span text:style-name="T3"><text:line-break/></text:span><text:span text:style-name="T3">new_number</text:span></text:p>
            <text:p text:style-name="P11"><text:span text:style-name="T3">to new_char </text:span><text:span text:style-name="T3"><text:line-break/></text:span><text:span text:style-name="T3">in alphabet_upper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name="Process 13" draw:style-name="gr50" draw:text-style-name="P7" xml:id="id18" draw:id="id18" draw:layer="layout" svg:width="2.124cm" svg:height="1.022cm" svg:x="17.197cm" svg:y="27.352cm">
            <text:p text:style-name="P6"><text:span text:style-name="T3">Add new_char</text:span><text:span text:style-name="T3"><text:line-break/></text:span><text:span text:style-name="T3"> to </text:span><text:span text:style-name="T3"><text:line-break/></text:span><text:span text:style-name="T3">outpu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name="Connector 11" draw:style-name="gr51" draw:text-style-name="P10" draw:layer="layout" svg:x1="18.264cm" svg:y1="25.034cm" svg:x2="18.261cm" svg:y2="25.453cm" draw:start-shape="id16" draw:start-glue-point="6" draw:end-shape="id17" draw:end-glue-point="4" svg:d="M18264 25034v210h-3v209" svg:viewBox="0 0 4 420">
            <text:p/>
          </draw:connector>
          <draw:connector draw:name="Connector 12" draw:style-name="gr52" draw:text-style-name="P10" draw:layer="layout" svg:x1="18.261cm" svg:y1="26.869cm" svg:x2="18.259cm" svg:y2="27.352cm" draw:start-shape="id17" draw:start-glue-point="6" draw:end-shape="id18" draw:end-glue-point="4" svg:d="M18261 26869v242h-2v241" svg:viewBox="0 0 3 484">
            <text:p/>
          </draw:connector>
          <draw:connector draw:name="Connector 14" draw:style-name="gr53" draw:text-style-name="P10" draw:layer="layout" draw:line-skew="0.265cm -7.146cm" svg:x1="2.753cm" svg:y1="20.431cm" svg:x2="12.967cm" svg:y2="27.818cm" draw:start-shape="id9" draw:start-glue-point="4" draw:end-shape="id15" draw:end-glue-point="5" svg:d="M2753 20431h-1380v7387h11594" svg:viewBox="0 0 11595 7388">
            <text:p/>
          </draw:connector>
          <draw:connector draw:name="Connector 13" draw:style-name="gr54" draw:text-style-name="P10" draw:layer="layout" svg:x1="18.259cm" svg:y1="28.374cm" svg:x2="10.695cm" svg:y2="27.819cm" draw:start-shape="id18" draw:start-glue-point="6" svg:d="M18259 28374v266h-7564v-821" svg:viewBox="0 0 7565 822">
            <text:p/>
          </draw:connector>
          <draw:connector draw:name="Connector 7" draw:style-name="gr55" draw:text-style-name="P10" draw:layer="layout" svg:x1="9.891cm" svg:y1="24.668cm" svg:x2="5.667cm" svg:y2="27.825cm" draw:start-shape="id19" draw:start-glue-point="6" svg:d="M9891 24668v1712h-4224v1445" svg:viewBox="0 0 4225 3158">
            <text:p/>
          </draw:connector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Vyplnené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Vyplnené_20_modré" draw:display-name="Vyplnené modré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Vyplnené_20_zelené" draw:display-name="Vyplnené zelené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Vyplnené_20_červené" draw:display-name="Vyplnené červené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yplnené_20_žlté" draw:display-name="Vyplnené žlté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Útvar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8" draw:display-name="Arrowheads 8" svg:viewBox="0 0 20 20" svg:d="M0 20l10-20 10 20z"/>
    <draw:marker draw:name="Štýl_20_šípky_20_1" draw:display-name="Štýl šípky 1" svg:viewBox="0 0 20 20" svg:d="M0 20l10-20 10 20z"/>
    <draw:marker draw:name="Štýl_20_šípky_20_2" draw:display-name="Štýl šípky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k" fo:country="S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Útvary"/>
      <style:text-properties fo:font-size="14pt" fo:font-weight="bold"/>
    </style:style>
    <style:style style:name="Filled" style:family="graphic" style:parent-style-name="Shapes">
      <style:graphic-properties draw:fill="gradient" draw:fill-gradient-name="Vyplnené"/>
    </style:style>
    <style:style style:name="Filled_20_Blue" style:display-name="Filled Blue" style:family="graphic" style:parent-style-name="Filled">
      <style:graphic-properties draw:fill-gradient-name="Vyplnené_20_modré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yplnené_20_zelené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Vyplnené_20_červené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Vyplnené_20_žlté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volené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13:24:04.588029772</meta:creation-date>
    <dc:date>2024-12-29T17:44:38.862899187</dc:date>
    <meta:editing-duration>PT1H24M26S</meta:editing-duration>
    <meta:editing-cycles>21</meta:editing-cycles>
    <meta:generator>LibreOffice/24.8.4.2$Linux_X86_64 LibreOffice_project/480$Build-2</meta:generator>
    <meta:print-date>2024-12-29T17:40:42.626672710</meta:print-date>
    <meta:printed-by>Súbory PDF</meta:printed-by>
    <meta:document-statistic meta:object-count="55"/>
  </office:meta>
</office:document-meta>
</file>